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039cm" fo:margin-right="0cm" fo:text-indent="0cm" style:auto-text-indent="false" style:page-number="auto" fo:padding="0.049cm" fo:border="0.018cm solid #000000" style:shadow="none">
        <style:tab-stops>
          <style:tab-stop style:position="1.27cm"/>
          <style:tab-stop style:position="1.376cm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 style:master-page-name="">
      <style:paragraph-properties fo:margin-left="0cm" fo:margin-right="0cm" fo:text-indent="0cm" style:auto-text-indent="false" style:page-number="auto" fo:padding="0.049cm" fo:border="0.018cm solid #000000" style:shadow="none">
        <style:tab-stops>
          <style:tab-stop style:position="2.36cm"/>
          <style:tab-stop style:position="2.418cm"/>
          <style:tab-stop style:position="2.963cm"/>
          <style:tab-stop style:position="6.339cm"/>
          <style:tab-stop style:position="10.356cm"/>
          <style:tab-stop style:position="11.086cm"/>
        </style:tab-stops>
      </style:paragraph-properties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 fo:padding="0.049cm" fo:border="0.018cm solid #000000" style:shadow="none">
        <style:tab-stops>
          <style:tab-stop style:position="2.36cm"/>
          <style:tab-stop style:position="2.418cm"/>
          <style:tab-stop style:position="2.963cm"/>
          <style:tab-stop style:position="6.339cm"/>
          <style:tab-stop style:position="10.356cm"/>
          <style:tab-stop style:position="11.086cm"/>
        </style:tab-stops>
      </style:paragraph-properties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padding="0.049cm" fo:border="0.018cm solid #000000" style:shadow="none">
        <style:tab-stops>
          <style:tab-stop style:position="0.9cm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padding="0.049cm" fo:border="0.018cm solid #000000" style:shadow="none">
        <style:tab-stops>
          <style:tab-stop style:position="2.963cm"/>
          <style:tab-stop style:position="7.011cm"/>
          <style:tab-stop style:position="10.954cm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padding="0.049cm" fo:border="0.018cm solid #000000" style:shadow="none">
        <style:tab-stops>
          <style:tab-stop style:position="0.9cm"/>
          <style:tab-stop style:position="2.963cm"/>
          <style:tab-stop style:position="7.011cm"/>
          <style:tab-stop style:position="10.954cm"/>
          <style:tab-stop style:position="11.086cm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size="8pt" style:font-size-asian="8pt" style:font-size-complex="8pt"/>
    </style:style>
    <style:style style:name="T3" style:family="text">
      <style:text-properties style:font-name="Calibri" fo:font-size="10pt" style:font-size-asian="10pt" style:font-size-complex="10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style:font-name="Calibri" fo:font-size="14pt" style:font-size-asian="14pt" style:font-size-complex="14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style:font-name="Courier New"/>
    </style:style>
    <style:style style:name="T11" style:family="text">
      <style:text-properties style:font-name="Courier New" fo:font-size="10pt" style:font-size-asian="10pt" style:font-size-complex="10pt"/>
    </style:style>
    <style:style style:name="T12" style:family="text">
      <style:text-properties style:font-name="Courier New" fo:font-size="12pt" style:font-size-asian="12pt" style:font-size-complex="12pt"/>
    </style:style>
    <style:style style:name="T13" style:family="text">
      <style:text-properties style:font-name="Courier New" fo:font-size="14pt" style:font-size-asian="14pt" style:font-size-complex="14pt"/>
    </style:style>
    <style:style style:name="T14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riftarten und Schriftgrößen</text:p>
      <text:p text:style-name="P4"><text:tab/><text:tab/></text:p>
      <text:p text:style-name="P5"><text:span text:style-name="T6">Größe 8<text:tab/> <text:s/></text:span><text:span text:style-name="T7">Größe 10<text:tab/> <text:s/></text:span><text:span text:style-name="T8">Größe 12<text:tab/> <text:s/></text:span><text:span text:style-name="T9">Größe 14</text:span></text:p>
      <text:p text:style-name="P2"><text:span text:style-name="T6">Arial</text:span><text:span text:style-name="T9"><text:tab/> <text:s text:c="4"/></text:span><text:span text:style-name="T7"><text:s/>Arial</text:span><text:span text:style-name="T6"><text:tab/> <text:s text:c="9"/></text:span><text:span text:style-name="T8"><text:s/>Arial</text:span><text:span text:style-name="T2"><text:tab/> <text:s text:c="14"/></text:span><text:span text:style-name="T5">Arial</text:span></text:p>
      <text:p text:style-name="P3"><text:span text:style-name="T2"/></text:p>
      <text:p text:style-name="P6">Times New Roman <text:s text:c="8"/><text:span text:style-name="T7"><text:s/>Times New Roman</text:span><text:tab/><text:span text:style-name="T8"> <text:s/>Times New Roman</text:span><text:tab/> <text:s text:c="2"/><text:tab/><text:span text:style-name="T14">Times New Roman</text:span></text:p>
      <text:p text:style-name="P6"/>
      <text:p text:style-name="P6"><text:span text:style-name="T10"><text:s/>Courier <text:s text:c="8"/></text:span><text:span text:style-name="T11">Courier</text:span><text:span text:style-name="T10"><text:tab/> </text:span><text:span text:style-name="T12">Courier</text:span><text:span text:style-name="T10"><text:tab/></text:span><text:span text:style-name="T13"> Courier</text:span></text:p>
      <text:p text:style-name="P6"/>
      <text:p text:style-name="P6"><text:span text:style-name="T1"><text:s text:c="2"/>Calibri<text:tab/><text:tab/></text:span><text:span text:style-name="T3"> Calibri</text:span><text:span text:style-name="T1"><text:tab/></text:span><text:span text:style-name="T4"> Calibri</text:span><text:span text:style-name="T1"><text:tab/></text:span><text:span text:style-name="T5"> Calibr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 Muster</meta:initial-creator>
    <meta:creation-date>2023-10-11T08:22:59.80</meta:creation-date>
    <meta:document-statistic meta:table-count="0" meta:image-count="0" meta:object-count="0" meta:page-count="1" meta:paragraph-count="7" meta:word-count="35" meta:character-count="284"/>
    <dc:date>2023-10-11T08:35:15.49</dc:date>
    <dc:creator>Anton Muster</dc:creator>
    <meta:editing-duration>PT12M15S</meta:editing-duration>
    <meta:editing-cycles>1</meta:editing-cycles>
    <meta:generator>OpenOffice/4.1.14$Win32 OpenOffice.org_project/4114m1$Build-9811</meta:generator>
  </office:meta>
</office:document-meta>
</file>